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llingEndpoint.setDelay( lo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ingEndpoint.setScheduler( Scheduler 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ingEndpoint.get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ingEndpoint.handlePollException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ingEndpoint.get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ScheduleIterator.nextExecu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llingEndpoint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llingEndpoint.setFirstTime( Date firs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ingEndpoint.PollingEndpoint( ServiceUnit serviceUnit ,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ingEndpoint.get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ingEndpoint.getFirs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ingEndpoint.setPeriod( long peri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ingEndpoint.PollingEndpoint( DefaultComponent component ,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SchedulerTask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llingEndpoint.star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ollingEndpoint.Polling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llingEndpoint.setConcurrentPolling( boolean concurrentPoll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ingEndpoint.isConcurrentPol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ingEndpoint.getPeri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